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yuanmomo_Issue_505_1.test_for_issu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Ex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yuanmomo_Issue_505_1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g_for_yuanmomo_Issue_505_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.setExt( UserExt 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Ext.setModel( String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Ext.ge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